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0.75cm" fo:min-width="3.5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0.75cm" fo:min-width="3.5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.75cm" fo:min-width="3.5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4.75cm" fo:min-width="3.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4.75cm" fo:min-width="0.5cm"/>
    </style:style>
    <style:style style:name="gr7" style:family="graphic" style:parent-style-name="objectwithoutfill">
      <style:graphic-properties draw:fill="none" draw:fill-color="#eeeeee" draw:textarea-vertical-align="middle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0.75cm" fo:min-width="0.5cm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0.75cm" fo:min-width="0.5cm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0.75cm" fo:min-width="0.5cm"/>
    </style:style>
    <style:style style:name="gr11" style:family="graphic" style:parent-style-name="standard">
      <style:graphic-properties draw:stroke="none" draw:fill="none" draw:fill-color="#eeeeee" fo:min-height="0.705cm"/>
    </style:style>
    <style:style style:name="gr12" style:family="graphic" style:parent-style-name="standard">
      <style:graphic-properties draw:stroke="none" draw:fill="none" draw:fill-color="#eeeeee" fo:min-height="0.85cm"/>
    </style:style>
    <style:style style:name="gr13" style:family="graphic" style:parent-style-name="objectwithoutfill">
      <style:graphic-properties svg:stroke-width="0.018cm" draw:marker-start="Arrow" draw:marker-start-width="0.227cm" draw:marker-end="" draw:marker-end-width="0.327cm" draw:fill="none" draw:fill-color="#eeeeee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draw:marker-end="Arrow" draw:marker-end-width="0.3cm" draw:fill="none" draw:fill-color="#eeeeee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eeeeee"/>
      <style:paragraph-properties fo:text-align="center"/>
    </style:style>
    <style:style style:name="P6" style:family="paragraph">
      <loext:graphic-properties draw:fill="none" draw:fill-color="#eeeeee"/>
    </style:style>
    <style:style style:name="T1" style:family="text">
      <style:text-properties style:font-name="Liberation Serif" fo:font-weight="bold" style:font-weight-asian="bold" style:font-weight-complex="bold"/>
    </style:style>
    <style:style style:name="T2" style:family="text">
      <style:text-properties style:text-position="-33% 58%" style:font-name="Liberation Serif" fo:font-weight="normal" style:font-weight-asian="normal" style:font-weight-complex="normal"/>
    </style:style>
    <style:style style:name="T3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-33% 58%" style:font-name="Liberation Serif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1cm" svg:x="1.64cm" svg:y="5.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cm" svg:x="1.64cm" svg:y="3.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cm" svg:x="1.64cm" svg:y="1.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5cm" svg:x="1.64cm" svg:y="1.64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.64cm" svg:y1="4.64cm" svg:x2="5.64cm" svg:y2="4.64cm">
          <text:p/>
        </draw:line>
        <draw:line draw:style-name="gr5" draw:text-style-name="P4" draw:layer="layout" svg:x1="1.64cm" svg:y1="3.64cm" svg:x2="5.64cm" svg:y2="3.64cm">
          <text:p/>
        </draw:line>
        <draw:line draw:style-name="gr5" draw:text-style-name="P4" draw:layer="layout" svg:x1="1.64cm" svg:y1="5.64cm" svg:x2="5.64cm" svg:y2="5.64cm">
          <text:p/>
        </draw:line>
        <draw:line draw:style-name="gr5" draw:text-style-name="P4" draw:layer="layout" svg:x1="1.64cm" svg:y1="2.64cm" svg:x2="5.64cm" svg:y2="2.64cm">
          <text:p/>
        </draw:line>
        <draw:line draw:style-name="gr5" draw:text-style-name="P4" draw:layer="layout" svg:x1="2.64cm" svg:y1="1.64cm" svg:x2="2.64cm" svg:y2="6.64cm">
          <text:p/>
        </draw:line>
        <draw:line draw:style-name="gr5" draw:text-style-name="P4" draw:layer="layout" svg:x1="4.64cm" svg:y1="1.64cm" svg:x2="4.64cm" svg:y2="6.64cm">
          <text:p/>
        </draw:line>
        <draw:line draw:style-name="gr5" draw:text-style-name="P4" draw:layer="layout" svg:x1="3.64cm" svg:y1="1.64cm" svg:x2="3.64cm" svg:y2="6.64cm">
          <text:p/>
        </draw:line>
        <draw:custom-shape draw:style-name="gr6" draw:text-style-name="P4" draw:layer="layout" svg:width="1cm" svg:height="5cm" svg:x="6.64cm" svg:y="1.64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.64cm" svg:y1="2.64cm" svg:x2="7.64cm" svg:y2="2.64cm">
          <text:p/>
        </draw:line>
        <draw:line draw:style-name="gr5" draw:text-style-name="P4" draw:layer="layout" svg:x1="6.64cm" svg:y1="3.64cm" svg:x2="7.64cm" svg:y2="3.64cm">
          <text:p/>
        </draw:line>
        <draw:line draw:style-name="gr7" draw:text-style-name="P5" draw:layer="layout" svg:x1="6.64cm" svg:y1="4.64cm" svg:x2="7.64cm" svg:y2="4.64cm">
          <text:p/>
        </draw:line>
        <draw:line draw:style-name="gr7" draw:text-style-name="P5" draw:layer="layout" svg:x1="6.64cm" svg:y1="5.64cm" svg:x2="7.64cm" svg:y2="5.64cm">
          <text:p/>
        </draw:line>
        <draw:custom-shape draw:style-name="gr8" draw:text-style-name="P1" draw:layer="layout" svg:width="1cm" svg:height="1cm" svg:x="6.64cm" svg:y="5.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1cm" svg:x="6.64cm" svg:y="3.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6.64cm" svg:y="1.64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cm" svg:height="0.955cm" svg:x="3.14cm" svg:y="0.54cm">
          <draw:text-box>
            <text:p><text:span text:style-name="T1">T</text:span></text:p>
          </draw:text-box>
        </draw:frame>
        <draw:frame draw:style-name="gr12" draw:text-style-name="P6" draw:layer="layout" svg:width="1.2cm" svg:height="1.105cm" svg:x="0.64cm" svg:y="7.635cm">
          <draw:text-box>
            <text:p><text:span text:style-name="T1">m</text:span><text:span text:style-name="T2">j</text:span></text:p>
          </draw:text-box>
        </draw:frame>
        <draw:line draw:style-name="gr13" draw:text-style-name="P5" draw:layer="layout" svg:x1="3.64cm" svg:y1="4.14cm" svg:x2="6.64cm" svg:y2="4.14cm">
          <text:p/>
        </draw:line>
        <draw:custom-shape draw:style-name="gr3" draw:text-style-name="P3" draw:layer="layout" svg:width="4cm" svg:height="1cm" svg:x="1.64cm" svg:y="7.64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1.2cm" svg:height="1.105cm" svg:x="6.54cm" svg:y="0.635cm">
          <draw:text-box>
            <text:p><text:span text:style-name="T1">m</text:span><text:span text:style-name="T2">i</text:span></text:p>
          </draw:text-box>
        </draw:frame>
        <draw:line draw:style-name="gr14" draw:text-style-name="P5" draw:layer="layout" svg:x1="3.14cm" svg:y1="7.64cm" svg:x2="3.14cm" svg:y2="4.64cm">
          <text:p/>
        </draw:line>
        <draw:custom-shape draw:style-name="gr10" draw:text-style-name="P3" draw:layer="layout" svg:width="1cm" svg:height="1cm" svg:x="2.64cm" svg:y="7.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4.64cm" svg:y="7.64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1.2cm" svg:height="1.105cm" svg:x="2.64cm" svg:y="3.54cm">
          <draw:text-box>
            <text:p><text:span text:style-name="T3">p</text:span><text:span text:style-name="T4">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4cm" fo:margin-bottom="0.64cm" fo:margin-left="0.64cm" fo:margin-right="0.64cm" fo:page-width="8.7cm" fo:page-height="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12:58:52.462988489</meta:creation-date>
    <dc:date>2017-05-22T13:06:20.396816135</dc:date>
    <meta:editing-duration>PT36M5S</meta:editing-duration>
    <meta:editing-cycles>10</meta:editing-cycles>
    <meta:generator>LibreOffice/5.1.6.2$Linux_X86_64 LibreOffice_project/10m0$Build-2</meta:generator>
    <meta:document-statistic meta:object-count="28"/>
  </office:meta>
</office:document-meta>
</file>